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8.405cm" style:rel-column-width="32528*"/>
    </style:style>
    <style:style style:name="Tabla3.B" style:family="table-column">
      <style:table-column-properties style:column-width="8.528cm" style:rel-column-width="33007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09cm" style:rel-column-width="15830*"/>
    </style:style>
    <style:style style:name="Tabla1.B" style:family="table-column">
      <style:table-column-properties style:column-width="3.42cm" style:rel-column-width="13236*"/>
    </style:style>
    <style:style style:name="Tabla1.C" style:family="table-column">
      <style:table-column-properties style:column-width="4.498cm" style:rel-column-width="17407*"/>
    </style:style>
    <style:style style:name="Tabla1.D" style:family="table-column">
      <style:table-column-properties style:column-width="4.925cm" style:rel-column-width="19062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47711d" fo:background-color="transparent" style:font-size-asian="10pt" style:font-weight-asian="normal" style:font-size-complex="10pt" style:font-weight-complex="normal"/>
    </style:style>
    <style:style style:name="P6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587c7f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47711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47abdd" officeooo:paragraph-rsid="0047711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3" fo:font-size="10pt" fo:language="es" fo:country="ES" fo:font-style="normal" style:text-underline-style="none" fo:font-weight="normal" officeooo:paragraph-rsid="0047711d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47711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Standard">
      <style:paragraph-properties fo:margin-top="0cm" fo:margin-bottom="0.21cm" style:contextual-spacing="false" fo:text-align="justify" style:justify-single-word="false"/>
      <style:text-properties fo:color="#2a6099" loext:opacity="100%" style:font-name="Arial3" fo:font-size="10pt" fo:font-weight="bold" officeooo:paragraph-rsid="0047711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4e7f17" style:font-size-asian="10pt" style:font-name-complex="Arial4" style:font-size-complex="10pt"/>
    </style:style>
    <style:style style:name="P14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5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40b3b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6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3d98c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7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566ef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8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etter-spacing="-0.004cm" fo:font-weight="normal" officeooo:rsid="001541bd" officeooo:paragraph-rsid="004e7f17" fo:background-color="transparent" style:font-size-asian="10pt" style:font-weight-asian="normal" style:font-name-complex="Arial4" style:font-size-complex="10pt" style:font-weight-complex="normal"/>
    </style:style>
    <style:style style:name="P19" style:family="paragraph" style:parent-style-name="Text_20_body_20__28_user_29_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3" fo:font-size="10pt" fo:font-weight="normal" officeooo:rsid="001541bd" officeooo:paragraph-rsid="004e7f17" fo:background-color="transparent" style:font-size-asian="10pt" style:font-weight-asian="normal" style:font-name-complex="Arial4" style:font-size-complex="10pt" style:font-weight-complex="normal"/>
    </style:style>
    <style:style style:name="P20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1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style:font-name="Arial3" fo:font-size="8pt" fo:font-weight="bold" fo:background-color="#ffff00" style:font-size-asian="8pt" style:font-weight-asian="bold" style:font-size-complex="8pt" style:font-weight-complex="bold"/>
    </style:style>
    <style:style style:name="P22" style:family="paragraph" style:parent-style-name="Text_20_body_20__28_user_29_" style:master-page-name="Standard">
      <style:paragraph-properties fo:margin-top="0cm" fo:margin-bottom="0.21cm" style:contextual-spacing="false" fo:text-align="center" style:justify-single-word="false" style:page-number="auto"/>
      <style:text-properties style:font-name="Arial3" fo:font-size="13pt" fo:font-style="italic" fo:font-weight="bold" officeooo:paragraph-rsid="003d98cd" style:font-size-asian="13pt" style:font-style-asian="italic" style:font-weight-asian="bold" style:font-size-complex="13pt" style:font-weight-complex="bold"/>
    </style:style>
    <style:style style:name="P23" style:family="paragraph" style:parent-style-name="Text_20_body_20__28_user_29_" style:list-style-name="L1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41bd6d" style:font-weight-asian="bold"/>
    </style:style>
    <style:style style:name="T3" style:family="text">
      <style:text-properties fo:font-weight="bold" officeooo:rsid="00149f96" style:font-weight-asian="bold" style:font-weight-complex="bold"/>
    </style:style>
    <style:style style:name="T4" style:family="text">
      <style:text-properties fo:font-weight="bold" officeooo:rsid="0024a0da" style:font-weight-asian="bold" style:font-weight-complex="bold"/>
    </style:style>
    <style:style style:name="T5" style:family="text">
      <style:text-properties officeooo:rsid="0047abdd"/>
    </style:style>
    <style:style style:name="T6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7" style:family="text">
      <style:text-properties officeooo:rsid="003d98cd" style:letter-kerning="true" style:font-name-asian="SimSun" style:language-asian="zh" style:country-asian="CN" style:font-name-complex="Lucida Sans" style:language-complex="hi" style:country-complex="IN"/>
    </style:style>
    <style:style style:name="T8" style:family="text">
      <style:text-properties officeooo:rsid="004908ac"/>
    </style:style>
    <style:style style:name="T9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10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11" style:family="text">
      <style:text-properties style:font-name="Arial" fo:language="es" fo:country="ES" fo:font-style="normal" style:text-underline-style="none" officeooo:rsid="00040fc1" style:font-name-complex="Arial3"/>
    </style:style>
    <style:style style:name="T12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13" style:family="text">
      <style:text-properties officeooo:rsid="00505f5c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fo:font-weight="normal" officeooo:rsid="0048bba1" style:font-weight-asian="normal" style:font-name-complex="Lucida Sans" style:font-weight-complex="normal"/>
    </style:style>
    <style:style style:name="T15" style:family="text">
      <style:text-properties fo:font-variant="normal" fo:text-transform="none" style:text-line-through-style="none" style:text-line-through-type="none" fo:letter-spacing="normal" fo:font-style="normal" fo:font-weight="normal" officeooo:rsid="004a26d6" style:font-weight-asian="normal" style:font-name-complex="Lucida Sans" style:font-weight-complex="normal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fo:font-weight="normal" officeooo:rsid="00566ef8" style:font-weight-asian="normal" style:font-name-complex="Lucida Sans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2de0ac" style:font-weight-asian="normal" style:font-name-complex="Lucida Sans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461d48" style:font-weight-asian="normal" style:font-name-complex="Lucida Sans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6acfb5" style:font-weight-asian="normal" style:font-name-complex="Lucida Sans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692c79" style:font-weight-asian="normal" style:font-name-complex="Times New Roman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5204af" style:font-weight-asian="normal" style:font-name-complex="Times New Roman" style:font-weight-complex="normal"/>
    </style:style>
    <style:style style:name="T22" style:family="text">
      <style:text-properties officeooo:rsid="00566ef8"/>
    </style:style>
    <style:style style:name="T23" style:family="text">
      <style:text-properties officeooo:rsid="0057d2f2"/>
    </style:style>
    <style:style style:name="T24" style:family="text">
      <style:text-properties officeooo:rsid="00587c7f"/>
    </style:style>
    <style:style style:name="T25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6">I</text:span><text:span text:style-name="T7">NFORME</text:span></text:p>
      <text:p text:style-name="P21"/>
      <text:p text:style-name="P12">Número de expediente: $$V_NUMEXP$$ </text:p>
      <text:p text:style-name="P12">Nombre del expediente: $$V_TITULOEXP$$</text:p>
      <text:p text:style-name="P12">Fecha: $$DIA_SISTEMA$$ <text:span text:style-name="T8">de </text:span>$$MES_SISTEMA$$ <text:span text:style-name="T8">de </text:span>$$EJERCICIO_SISTEMA$$</text:p>
      <text:p text:style-name="P16"/>
      <text:p text:style-name="P14"><text:span text:style-name="T1">PRIMERO</text:span>.- En sesión plenaria de $$F_F_APA$$ se adoptó el acuerdo de aprobación inicial de la <text:span text:style-name="T13">o</text:span>rdenanza <text:span text:style-name="T13">general</text:span> de <text:span text:style-name="T13">s</text:span>ubvenciones de $$ESTE_ART$$ $$TRATAMIENTO_AYTO$$ $$AYUNTAMIENTO$$.</text:p>
      <text:p text:style-name="P14"><text:span text:style-name="T23">S</text:span>e han presentado las siguientes alegaciones a dicho acuerdo: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"><text:span text:style-name="T24">N</text:span>úmero <text:span text:style-name="T5">registro de entrada</text:span></text:p>
          </table:table-cell>
          <table:table-cell table:style-name="Tabla3.B1" office:value-type="string">
            <text:p text:style-name="P8">Fecha</text:p>
          </table:table-cell>
        </table:table-row>
        <table:table-row table:style-name="TableLine1895286992672">
          <table:table-cell table:style-name="Tabla3.A2" office:value-type="string">
            <text:p text:style-name="P6"><text:text-input text:description="JOOScript">${(datos.att0)!}</text:text-input><text:span text:style-name="T4"><text:script script:language="JOOScript">&lt;jooscript&gt;
&lt;insert-around element="table:table-row"&gt;
[#if DATOS_ALEGACIONES??]
[#assign DATOS_ALEGACIONES_AUXILIAR=DATOS_ALEGACIONES]
[/#if]
[#if TAB_DATOS_ALEGACIONES??]
[#assign DATOS_ALEGACIONES_AUXILIAR=TAB_DATOS_ALEGACIONES]
[/#if]
[#if DATOS_ALEGACIONES_AUXILIAR?? &amp;amp;&amp;amp; DATOS_ALEGACIONES_AUXILIAR?is_enumerable]
[#list DATOS_ALEGACIONES_AUXILIAR as datos]
&lt;content/&gt;
[/#list]
[/#if]
&lt;/insert-around&gt;
&lt;/jooscript&gt;
</text:script></text:span></text:p>
          </table:table-cell>
          <table:table-cell table:style-name="Tabla3.B2" office:value-type="string">
            <text:p text:style-name="P9"><text:text-input text:description="JOOScript">${(datos.att1)!}</text:text-input></text:p>
          </table:table-cell>
        </table:table-row>
      </table:table>
      <text:p text:style-name="P10"/>
      <text:p text:style-name="P15"><text:span text:style-name="T1">SEGUNDO</text:span>.- La legislación aplicable es la siguiente: </text:p>
      <text:list xml:id="list1749413711" text:style-name="L1">
        <text:list-item>
          <text:p text:style-name="P23">Ley 7/1985, de 2 de abril, Reguladora de las Bases de Régimen Local.</text:p>
        </text:list-item>
        <text:list-item>
          <text:p text:style-name="P23">Ley 38/2003, de 17 de noviembre, General de Subvenciones.</text:p>
        </text:list-item>
        <text:list-item>
          <text:p text:style-name="P23">Ley 39/2015, de 1 de octubre, del Procedimiento Administrativo Común de las Administraciones Públicas.</text:p>
        </text:list-item>
        <text:list-item>
          <text:p text:style-name="P23">Real Decreto 2568/1986, de 28 de noviembre, por el que se aprueba el Reglamento de Organización, Funcionamiento y Régimen Jurídico de las Entidades Locales.</text:p>
        </text:list-item>
      </text:list>
      <text:p text:style-name="P17"><text:span text:style-name="T1">TERCERO</text:span>.- <text:span text:style-name="T17">De conformidad con el artículo 17 </text:span><text:span text:style-name="T18">del texto refundido </text:span><text:span text:style-name="T19">de la </text:span><text:span text:style-name="T20">L</text:span><text:span text:style-name="T21">ey Reguladora de las Haciendas Locales</text:span><text:span text:style-name="T17">,</text:span> <text:span text:style-name="T22">f</text:span><text:span text:style-name="T14">inalizado el plazo de exposición pública, las corporaciones locales adoptarán los acuerdos definitivos que procedan, resolviendo las reclamaciones que se hubieran presentado y aproba</text:span><text:span text:style-name="T15">ndo</text:span><text:span text:style-name="T14"> la redacción definitva de la ordenanza, su de</text:span><text:span text:style-name="T16">r</text:span><text:span text:style-name="T14">o</text:span><text:span text:style-name="T16">g</text:span><text:span text:style-name="T14">ación o las modificaciones a que se refiera el acuerdo provisional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7"><text:span text:style-name="T24">N</text:span>úmero <text:span text:style-name="T5">registro de entrada</text:span></text:p>
          </table:table-cell>
          <table:table-cell table:style-name="Tabla1.A1" office:value-type="string">
            <text:p text:style-name="P8">Fecha</text:p>
          </table:table-cell>
          <table:table-cell table:style-name="Tabla1.A1" office:value-type="string">
            <text:p text:style-name="P8">Alegación</text:p>
          </table:table-cell>
          <table:table-cell table:style-name="Tabla1.D1" office:value-type="string">
            <text:p text:style-name="P8">Motivación de la estimación/desestimación</text:p>
          </table:table-cell>
        </table:table-row>
        <table:table-row table:style-name="TableLine1895286994576">
          <table:table-cell table:style-name="Tabla1.A2" office:value-type="string">
            <text:p text:style-name="P6"><text:text-input text:description="JOOScript">${(datos.att0)!}</text:text-input><text:span text:style-name="T4"><text:script script:language="JOOScript">&lt;jooscript&gt;
&lt;insert-around element="table:table-row"&gt;
[#if MOTIVACION_ALEGACIONES??]
[#assign MOTIVACION_ALEGACIONES_AUXILIAR=MOTIVACION_ALEGACIONES]
[/#if]
[#if TAB_MOTIVACION_ALEGACIONES??]
[#assign MOTIVACION_ALEGACIONES_AUXILIAR=TAB_MOTIVACION_ALEGACIONES]
[/#if]
[#if MOTIVACION_ALEGACIONES_AUXILIAR?? &amp;amp;&amp;amp; MOTIVACION_ALEGACIONES_AUXILIAR?is_enumerable]
[#list MOTIVACION_ALEGACIONES_AUXILIAR as datos]
&lt;content/&gt;
[/#list]
[/#if]
&lt;/insert-around&gt;
&lt;/jooscript&gt;
</text:script></text:span></text:p>
          </table:table-cell>
          <table:table-cell table:style-name="Tabla1.A2" office:value-type="string">
            <text:p text:style-name="P9"><text:text-input text:description="JOOScript">${(datos.att1)!}</text:text-input></text:p>
          </table:table-cell>
          <table:table-cell table:style-name="Tabla1.A2" office:value-type="string">
            <text:p text:style-name="P5"><text:text-input text:description="JOOScript">${(datos.att2)!}</text:text-input></text:p>
          </table:table-cell>
          <table:table-cell table:style-name="Tabla1.D2" office:value-type="string">
            <text:p text:style-name="P9"><text:text-input text:description="JOOScript">${(datos.att3)!}</text:text-input></text:p>
          </table:table-cell>
        </table:table-row>
      </table:table>
      <text:p text:style-name="P11"/>
      <text:p text:style-name="P14"><text:span text:style-name="T1">CUARTO</text:span>.- Por los motivos expuestos, se propone al Pleno de la Corporación, órgano competente en la aprobación definitiva de la <text:span text:style-name="T13">o</text:span>rdenanza objeto de este expediente:</text:p>
      <text:p text:style-name="P20"><text:span text:style-name="T2">[</text:span><text:span text:style-name="T1">En el caso de que alguna alegación presentada se estime, afectando al texto de la Ordenanza, se procederá a indicar la modificación propuesta con respecto al texto inicialmente aprobado]</text:span></text:p>
      <text:p text:style-name="P14">Es cuanto se informa, salvo mejor criterio fundado en derecho. </text:p>
      <text:p text:style-name="P19"/>
      <text:p text:style-name="P13"><text:span text:style-name="Fuente_20_de_20_párrafo_20_predeter."><text:span text:style-name="T12"><text:script script:language="JOOScript">[#if FIRMANTES!?length &gt; 1]
	[#assign FIRMANTES_FDO_AUXILIAR="Fdo:"]
	[#assign FIRMANTES_AUXILIAR=FIRMANTES]
[#else]
	[#assign FIRMANTES_FDO_AUXILIAR="Fdo:"]
	[#assign FIRMANTES_AUXILIAR="El/La Secretario/a"]
[/#if]
[#if FIRMANTE_DELEGACION!?length &gt; 1]
		[#assign FIRMANTE_DELEGACION_AUXILIAR=FIRMANTE_DELEGACION]
[/#if]</text:script></text:span></text:span><text:span text:style-name="Fuente_20_de_20_párrafo_20_predeter."><text:span text:style-name="T9"><text:text-input text:description="JOOScript">${(FIRMANTES_FDO_AUXILIAR)!}</text:text-input></text:span></text:span><text:span text:style-name="T3"><text:s/></text:span><text:span text:style-name="Fuente_20_de_20_párrafo_20_predeter."><text:span text:style-name="T10"><text:text-input text:description="JOOScript">${(FIRMANTES_AUXILIAR)!}</text:text-input></text:span></text:span><text:span text:style-name="Fuente_20_de_20_párrafo_20_predeter."><text:span text:style-name="T10"><text:s/></text:span></text:span></text:p>
      <text:p text:style-name="P18"><text:span text:style-name="Fuente_20_de_20_párrafo_20_predeter."><text:span text:style-name="T11"><text:text-input text:description="JOOScript">${(FIRMANTE_DELEGACION_AUXILIAR)!}</text:text-input></text:span></text:span><text:span text:style-name="Fuente_20_de_20_párrafo_20_predeter."><text:span text:style-name="T11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2</meta:editing-cycles>
    <meta:creation-date>2019-09-12T08:50:52.807000000</meta:creation-date>
    <meta:editing-duration>P1DT16H29M56S</meta:editing-duration>
    <meta:generator>LibreOffice/7.0.2.2$Windows_X86_64 LibreOffice_project/8349ace3c3162073abd90d81fd06dcfb6b36b994</meta:generator>
    <dc:date>2021-03-17T09:57:22.156000000</dc:date>
    <meta:document-statistic meta:table-count="2" meta:image-count="0" meta:object-count="0" meta:page-count="1" meta:paragraph-count="35" meta:word-count="291" meta:character-count="2080" meta:non-whitespace-character-count="1841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